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emplate selection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till entry form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fair the work in sheets here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decide struts or servlets simple?</text:p>
          </table:table-cell>
          <table:table-cell table:style-name="ce3" table:number-columns-repeated="3"/>
          <table:table-cell table:style-name="ce3" office:value-type="string" calcext:value-type="string">
            <text:p>anyday you can do all with struts only, it can do all servlets work, just use</text:p>
          </table:table-cell>
          <table:table-cell table:style-name="ce3"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first few pages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8"/>
        </table:table-row>
      </table:table>
      <table:table table:name="allgyan" table:style-name="ta1">
        <table:table-column table:style-name="co2" table:default-cell-style-name="ce5"/>
        <table:table-column table:style-name="co1" table:number-columns-repeated="12" table:default-cell-style-name="ce5"/>
        <table:table-column table:style-name="co1" table:number-columns-repeated="2" table:default-cell-style-name="Default"/>
        <table:table-row table:style-name="ro2">
          <table:table-cell table:style-name="ce4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User ca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4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4" office:value-type="string" calcext:value-type="string">
            <text:p>User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4" office:value-type="string" calcext:value-type="string">
            <text:p>Messages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Book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For transaction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5">
          <table:table-cell table:style-name="ce6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2" table:number-rows-repeated="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Modera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style-name="ce4" office:value-type="string" calcext:value-type="string">
            <text:p>Table formats roug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4">
          <table:table-cell table:style-name="ce7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2" table:number-rows-repeated="1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00:03:58.799937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3T03:32:46.765400347</dc:date>
    <meta:editing-duration>PT7H42M35S</meta:editing-duration>
    <meta:editing-cycles>14</meta:editing-cycles>
    <meta:generator>LibreOffice/4.2.3.3$Linux_X86_64 LibreOffice_project/420m0$Build-3</meta:generator>
    <meta:document-statistic meta:table-count="2" meta:cell-count="145" meta:object-count="0"/>
  </office:meta>
</office:document-meta>
</file>